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97ace" officeooo:paragraph-rsid="00197ace"/>
    </style:style>
    <style:style style:name="P2" style:family="paragraph" style:parent-style-name="Text_20_body">
      <style:text-properties officeooo:rsid="001a8123" officeooo:paragraph-rsid="001a8123"/>
    </style:style>
    <style:style style:name="P3" style:family="paragraph" style:parent-style-name="Text_20_body">
      <style:text-properties officeooo:rsid="001c5941" officeooo:paragraph-rsid="001c5941"/>
    </style:style>
    <style:style style:name="P4" style:family="paragraph" style:parent-style-name="Text_20_body">
      <style:text-properties officeooo:rsid="001db3e9" officeooo:paragraph-rsid="001db3e9"/>
    </style:style>
    <style:style style:name="P5" style:family="paragraph" style:parent-style-name="Text_20_body">
      <style:text-properties officeooo:rsid="001db3e9" officeooo:paragraph-rsid="001fc954"/>
    </style:style>
    <style:style style:name="P6" style:family="paragraph" style:parent-style-name="Text_20_body">
      <style:text-properties officeooo:rsid="001db3e9" officeooo:paragraph-rsid="001fcbc4"/>
    </style:style>
    <style:style style:name="P7" style:family="paragraph" style:parent-style-name="Text_20_body">
      <style:text-properties officeooo:rsid="001db3e9" officeooo:paragraph-rsid="0021ef55"/>
    </style:style>
    <style:style style:name="P8" style:family="paragraph" style:parent-style-name="Text_20_body">
      <style:text-properties officeooo:rsid="0021ef55" officeooo:paragraph-rsid="0021ef55"/>
    </style:style>
    <style:style style:name="P9" style:family="paragraph" style:parent-style-name="Text_20_body">
      <style:text-properties officeooo:rsid="00230e7c" officeooo:paragraph-rsid="00230e7c"/>
    </style:style>
    <style:style style:name="P10" style:family="paragraph" style:parent-style-name="Text_20_body">
      <style:text-properties officeooo:rsid="0028e874" officeooo:paragraph-rsid="0028e874"/>
    </style:style>
    <style:style style:name="P11" style:family="paragraph" style:parent-style-name="Text_20_body">
      <style:text-properties officeooo:rsid="0028e874" officeooo:paragraph-rsid="0029e9ad"/>
    </style:style>
    <style:style style:name="P12" style:family="paragraph" style:parent-style-name="Text_20_body">
      <style:text-properties officeooo:rsid="0028e874" officeooo:paragraph-rsid="002a7373"/>
    </style:style>
    <style:style style:name="P13" style:family="paragraph" style:parent-style-name="Text_20_body">
      <style:text-properties officeooo:rsid="0028e874" officeooo:paragraph-rsid="002bced1"/>
    </style:style>
    <style:style style:name="P14" style:family="paragraph" style:parent-style-name="Text_20_body">
      <style:text-properties officeooo:rsid="0028e874" officeooo:paragraph-rsid="00382668"/>
    </style:style>
    <style:style style:name="P15" style:family="paragraph" style:parent-style-name="Text_20_body">
      <style:text-properties officeooo:rsid="0028e874" officeooo:paragraph-rsid="003903d1"/>
    </style:style>
    <style:style style:name="P16" style:family="paragraph" style:parent-style-name="Text_20_body">
      <style:text-properties officeooo:rsid="0028e874" officeooo:paragraph-rsid="0039d749"/>
    </style:style>
    <style:style style:name="P17" style:family="paragraph" style:parent-style-name="Text_20_body">
      <style:text-properties officeooo:rsid="0028e874" officeooo:paragraph-rsid="003bc1ea"/>
    </style:style>
    <style:style style:name="P18" style:family="paragraph" style:parent-style-name="Text_20_body">
      <style:text-properties officeooo:rsid="0033c83f" officeooo:paragraph-rsid="003903d1"/>
    </style:style>
    <style:style style:name="P19" style:family="paragraph" style:parent-style-name="Text_20_body">
      <style:text-properties officeooo:rsid="0033c83f" officeooo:paragraph-rsid="0039d749"/>
    </style:style>
    <style:style style:name="P20" style:family="paragraph" style:parent-style-name="Subtitle">
      <style:text-properties officeooo:paragraph-rsid="001db3e9"/>
    </style:style>
    <style:style style:name="T1" style:family="text">
      <style:text-properties officeooo:rsid="001c5941"/>
    </style:style>
    <style:style style:name="T2" style:family="text">
      <style:text-properties officeooo:rsid="001e1a3e"/>
    </style:style>
    <style:style style:name="T3" style:family="text">
      <style:text-properties officeooo:rsid="001fc954"/>
    </style:style>
    <style:style style:name="T4" style:family="text">
      <style:text-properties officeooo:rsid="001fcbc4"/>
    </style:style>
    <style:style style:name="T5" style:family="text">
      <style:text-properties officeooo:rsid="00219907"/>
    </style:style>
    <style:style style:name="T6" style:family="text">
      <style:text-properties officeooo:rsid="0021ef55"/>
    </style:style>
    <style:style style:name="T7" style:family="text">
      <style:text-properties officeooo:rsid="0024a42b"/>
    </style:style>
    <style:style style:name="T8" style:family="text">
      <style:text-properties officeooo:rsid="00268e50"/>
    </style:style>
    <style:style style:name="T9" style:family="text">
      <style:text-properties officeooo:rsid="00277f3b"/>
    </style:style>
    <style:style style:name="T10" style:family="text">
      <style:text-properties officeooo:rsid="0029e9ad"/>
    </style:style>
    <style:style style:name="T11" style:family="text">
      <style:text-properties officeooo:rsid="002a7373"/>
    </style:style>
    <style:style style:name="T12" style:family="text">
      <style:text-properties officeooo:rsid="002bced1"/>
    </style:style>
    <style:style style:name="T13" style:family="text">
      <style:text-properties officeooo:rsid="002d2382"/>
    </style:style>
    <style:style style:name="T14" style:family="text">
      <style:text-properties officeooo:rsid="002e0c0f"/>
    </style:style>
    <style:style style:name="T15" style:family="text">
      <style:text-properties officeooo:rsid="002f987d"/>
    </style:style>
    <style:style style:name="T16" style:family="text">
      <style:text-properties officeooo:rsid="00311b57"/>
    </style:style>
    <style:style style:name="T17" style:family="text">
      <style:text-properties officeooo:rsid="00322a39"/>
    </style:style>
    <style:style style:name="T18" style:family="text">
      <style:text-properties officeooo:rsid="0033c83f"/>
    </style:style>
    <style:style style:name="T19" style:family="text">
      <style:text-properties officeooo:rsid="0037d6aa"/>
    </style:style>
    <style:style style:name="T20" style:family="text">
      <style:text-properties officeooo:rsid="00380d8d"/>
    </style:style>
    <style:style style:name="T21" style:family="text">
      <style:text-properties officeooo:rsid="00382668"/>
    </style:style>
    <style:style style:name="T22" style:family="text">
      <style:text-properties officeooo:rsid="003903d1"/>
    </style:style>
    <style:style style:name="T23" style:family="text">
      <style:text-properties officeooo:rsid="003bc1ea"/>
    </style:style>
    <style:style style:name="T24" style:family="text">
      <style:text-properties officeooo:rsid="003c882c"/>
    </style:style>
    <style:style style:name="T25" style:family="text">
      <style:text-properties officeooo:rsid="004112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第六章 – 四大组件 – 内容提供器前言</text:p>
      <text:h text:style-name="Heading_20_2" text:outline-level="2"><text:tab/><text:tab/><text:tab/><text:tab/><text:tab/><text:tab/><text:tab/><text:tab/><text:tab/><text:tab/>持久化技术</text:h>
      <text:p text:style-name="P1">__________________________________________________________持久化分类</text:p>
      <text:p text:style-name="P2">在Ａｎｄｒｏｉｄ中我们的数据存储的方式主要分为三类：</text:p>
      <text:p text:style-name="P2">１．文件存储<text:tab/>２．ＳｈａｒｅｄＰｒｅｆｅｒｅｎｃｅ存储<text:tab/>３．数据库存储</text:p>
      <text:p text:style-name="P2"/>
      <text:p text:style-name="P2"/>
      <text:p text:style-name="P2">１．文件存储：</text:p>
      <text:p text:style-name="P2">文件存储适用于存储一些格式化的文本，原封不动的保存文本的所有的内容</text:p>
      <text:p text:style-name="P2">材料：</text:p>
      <text:p text:style-name="P2"><text:tab/>ＦｉｌｅＩｎｐｕｔＳｔｒｅａｍ　／　ＦｉｌｅＯｕｔｐｕｔＳｔｒｅａｍ</text:p>
      <text:p text:style-name="P2">过程：</text:p>
      <text:p text:style-name="P2"><text:tab/>１．ｏｐｅｎｆｉｌｅｉｎｐｕｔ() <text:tab/>／　ｏｐｅｎｆｉｌｅｏｕｔｐｕｔ()获取材料 <text:line-break/>　　２．ＦｉｌｅＩｎｐｕｔＳｔｒｅａｍ　－&gt; <text:s text:c="2"/>ＩｎｐｕｔＳｔｒｅａｍＷｒｉｔｅｒ利用对应的构<text:tab/>造函数</text:p>
      <text:p text:style-name="P2"><text:tab/>３．ＢｕｆｆｅｒｅｄＷｒｉｔｅｒ　／　ＢｕｆｆｅｒｅｄＲｅａｄｅｒ生成对应的缓冲读取对<text:tab/>象</text:p>
      <text:p text:style-name="P2"><text:tab/>４．利用相应的ｗｒｉｔｅ方法和ｒｅａｄｌｉｎｅ方法进行读取和写入</text:p>
      <text:p text:style-name="P2">最后：</text:p>
      <text:p text:style-name="P2"><text:tab/>所有的文本保存在/data/data/…../files对应的应用程序的ｆｉｌｅｓ下</text:p>
      <text:p text:style-name="P2"/>
      <text:p text:style-name="P2">2.ＳｈａｒｅｄＰｒｅｆｅｒｅｎｃｅ</text:p>
      <text:p text:style-name="P2">和文件的存储方式不同，我们的这个存储的方式采用的是键值对的形式保存我们的瞬时数据</text:p>
      <text:p text:style-name="P2"><text:tab/><text:span text:style-name="T1">１．生成：</text:span></text:p>
      <text:p text:style-name="P2"><text:tab/><text:tab/><text:tab/>ｇｅｔｓｈａｒｅｄｐｒｅｆｅｒｅｎｃｅ<text:span text:style-name="T1">(“shared_pre文件名”，操作类型)获取操作对<text:tab/><text:tab/><text:tab/>象</text:span></text:p>
      <text:p text:style-name="P2"><text:tab/><text:tab/><text:tab/>返回的对象调用ｅｄｉｔ方法返回相应的.ｅｄｉｔ对象<text:span text:style-name="T1">，进行操作</text:span></text:p>
      <text:p text:style-name="P2"><text:tab/><text:span text:style-name="T1">２．添加键值对</text:span></text:p>
      <text:p text:style-name="P2"><text:soft-page-break/><text:tab/>ｐｕｔＸＸＸ方法键值对ｐｕｓｈ进我们的ｇｅｔｓｈａｒｅｄｐｒｅｆｅｒｅｎｃｅ.ｅｄｉｔ对象</text:p>
      <text:p text:style-name="P3">｀３．保存：调用apply方法进行保存</text:p>
      <text:p text:style-name="P3">　４．读取：读取的时候，我们直接利用ｇｅｔｓｈａｒｅｄｐｅｒｆｅｒｅｎｃｅ对应的ｇｅｔ函数获取，ｇｅｔxxx函数有两个参数，第一个是键，第二个是查找不到相应的数据的时候返回的默认值</text:p>
      <text:p text:style-name="P3"/>
      <text:p text:style-name="P20">３．数据库存储：</text:p>
      <text:p text:style-name="P4">１．ＳＱＬｉｔｅ数据库：</text:p>
      <text:p text:style-name="P4">材料：</text:p>
      <text:p text:style-name="P5"><text:tab/>ＳＱＬｉｔｅＯｐｅｎＨｅｌｐｅｒ类，该类是一个抽象类，我们需要实现ｉｎｃｒｅａｔｅ和ｕｐｇｒａｄｅ方法构造自己的一个数据库帮助类，这个数据库帮助类的本质就是一个数据库的模板<text:span text:style-name="T2">，并且我们通过该方法的ｇｅｔｒｅａｄｅｒａｂｌｅ或者ｇｅｔｗｒｉｔｅａｂｌｅ方法可以获取一个ＳＱＬｉｔｅＤａｔａｂａｓｅ对象，这个对象及时一个具体的数据库</text:span></text:p>
      <text:p text:style-name="P9">构建完成的数据库存放在我们的/data/data/…./databases文件中</text:p>
      <text:p text:style-name="P5">构建<text:span text:style-name="T3">：</text:span></text:p>
      <text:p text:style-name="P6"><text:tab/>采用ｅｘｅｃＳＱＬ方法进行构建<text:span text:style-name="T4">，参数是一个字符串，该字符串是ＳＱＬ语句</text:span></text:p>
      <text:p text:style-name="P6"><text:tab/>字符串的类型是ｓｔａｔｉｃ<text:span text:style-name="T5">，ｆｉｎａｌ</text:span></text:p>
      <text:p text:style-name="P6">升级数据库<text:span text:style-name="T4">：</text:span></text:p>
      <text:p text:style-name="P7"><text:tab/>我们知道<text:span text:style-name="T4">，数据库一旦构建成功，我们下一次额构建操作就不会执行因为我们的数据库已经存在，所以说，我们这里需要用到ｏｎｕｐｇｒａｄｅ操作函数来执行我们的更新升级操作，首先可以采用销毁表和构造表的思路来执行，并且记得版本号要进行修改</text:span></text:p>
      <text:p text:style-name="P7"/>
      <text:p text:style-name="P7">数据库插入数据<text:span text:style-name="T6">：</text:span></text:p>
      <text:p text:style-name="P7"><text:tab/>材料<text:span text:style-name="T6">：</text:span></text:p>
      <text:p text:style-name="P7"><text:tab/><text:tab/>Ｃｏｎｔｅｎｔｖａｌｕｅｓ类的对象利用ｐｕｔ方法的键值对的形式保存我们的要添加的新的数据的各项指标<text:span text:style-name="T6">，最后采用ＳＱＬＤａｔａｂａｓｅ的ｉｎｓｅｒｔ方法将我们的数据插入进去，参数分别是</text:span></text:p>
      <text:p text:style-name="P8"><text:tab/>二维表的名称<text:tab/></text:p>
      <text:p text:style-name="P7"><text:tab/>没有考虑的空的属性的默认值<text:span text:style-name="T6">，一般是null</text:span></text:p>
      <text:p text:style-name="P7"><text:tab/><text:span text:style-name="T6">Contenvalues</text:span></text:p>
      <text:p text:style-name="P7"/>
      <text:p text:style-name="P7"><text:soft-page-break/>数据库更新数据：</text:p>
      <text:p text:style-name="P7">Ｃｏｎｔｅｎｔｖａｌｕｅｓ生成相应的键值对更新内容</text:p>
      <text:p text:style-name="P7">ｕｐｄａｔｅ函数：</text:p>
      <text:p text:style-name="P7"><text:tab/>二维表的名称</text:p>
      <text:p text:style-name="P7"><text:tab/>Ｃｏｎｔｅｎｔｖａｌｕｅｓ对象</text:p>
      <text:p text:style-name="P7"><text:tab/>对应的二维表的元组（每一行）的筛选格式：</text:p>
      <text:p text:style-name="P7"><text:tab/><text:tab/>ｎａｍｅ＝？</text:p>
      <text:p text:style-name="P7"><text:tab/><text:tab/>ｎｅｗ　Ｓｔｒｉｎｇ<text:span text:style-name="T7">[]｛“替代前面的具体的内容”｝</text:span></text:p>
      <text:p text:style-name="P7">利用ｃｏｎｔｅｎｖａｌｕｅｓ对象的具体更新的属性来更新我们的筛选出来的元组</text:p>
      <text:p text:style-name="P7"/>
      <text:p text:style-name="P7">数据库删除<text:span text:style-name="T8">：</text:span></text:p>
      <text:p text:style-name="P7">ｄｅｌｅｔｅ函数删除<text:span text:style-name="T8">：</text:span></text:p>
      <text:p text:style-name="P7"><text:tab/>二维表的名称</text:p>
      <text:p text:style-name="P7"><text:tab/>筛选删除<text:span text:style-name="T8">，雷同上</text:span></text:p>
      <text:p text:style-name="P7"/>
      <text:p text:style-name="P7">数据库查询<text:span text:style-name="T9">：</text:span>ｑｕｅｒｙ<text:span text:style-name="T9">　－　拒绝使用该方法</text:span></text:p>
      <text:p text:style-name="P7"/>
      <text:p text:style-name="P7"/>
      <text:p text:style-name="P7"/>
      <text:p text:style-name="P7"/>
      <text:p text:style-name="P10">２．ＬｉｔｅＰａｌ</text:p>
      <text:p text:style-name="P10"><text:tab/>１．配置ＬｉｔｅＰａｌ：</text:p>
      <text:p text:style-name="P10"><text:tab/><text:tab/>１．１<text:tab/>ｃｏｍｐｉｌｅ　‘ｏｒｇ.ｌｉｔｅｐａｌ.ａｎｄｒｏｉｄ：ｃｏｒｅ：１．４.１’</text:p>
      <text:p text:style-name="P11"><text:tab/><text:tab/>１．２<text:tab/>在ｍａｉｎ文件夹下新建ａｓｓｅｔｓ目录，在其中新建ｌｉｔｅｐａｌ.ｘｍｌ文件，<text:tab/><text:tab/><text:tab/><text:tab/>该文件的作用是将声明数据库的形式和定义我们的ＯＲＭ的面向对象和关系型数据库<text:tab/><text:tab/><text:tab/><text:tab/>的映射<text:span text:style-name="T12">，文件中需要ｄｂｎａｍｅ标签，ｖｅｒｓｉｏｎ标签和ｌｉｓｔ标签，在ｌ<text:tab/><text:tab/><text:tab/><text:tab/>ｉｓｔ标签中我们之后会加入数据库的各种二维表的面向对象的映射（ｍａｐｐｉｎ<text:tab/><text:tab/><text:tab/><text:tab/>ｇ标签）</text:span></text:p>
      <text:p text:style-name="P12"><text:tab/><text:tab/><text:span text:style-name="T10">１．３<text:tab/>在ＡｎｄｒｏｉｄＭａｎｉｆｅｓｔ文件中的ａｐｐｌｉｃａｔｉｏｎ中新增ｎａｍ<text:tab/><text:tab/><text:tab/><text:tab/>ｅ属性表明我们的１．１中的导入的文件</text:span></text:p>
      <text:p text:style-name="P12"><text:soft-page-break/><text:tab/><text:span text:style-name="T11">２．数据单元：</text:span></text:p>
      <text:p text:style-name="P13"><text:tab/><text:tab/>在数据库中我们的数据都是二维表的形式<text:span text:style-name="T11">，但是在ＯＲＭ中我们的数据单元使用面向对象的类<text:tab/><text:tab/>的方式来模拟我们的二维表的定义，每一个对象相当于是我们的二维表中的每一个元组</text:span></text:p>
      <text:p text:style-name="P13"><text:tab/><text:tab/></text:p>
      <text:p text:style-name="P13"><text:tab/><text:span text:style-name="T13">３．获取：ＬｉｔｅＰａｌ.ｇｅｔＤａｔａｂａｓｅ()</text:span></text:p>
      <text:p text:style-name="P13"><text:tab/><text:span text:style-name="T13">４．书写ｌｉｔｅｐａｌ.ｘｍｌ</text:span></text:p>
      <text:p text:style-name="P13"><text:tab/><text:tab/><text:span text:style-name="T13">１．&lt;ｍａｐｐｉｎｇ　ｃｌａｓｓ＝”相应的类（路径写全）”&gt;标签</text:span></text:p>
      <text:p text:style-name="P13"><text:tab/><text:tab/><text:span text:style-name="T14">２．如果需要更新我们的二维表，比如增加内容的话，我们就只需要修改我们的类就可以，然<text:tab/><text:tab/>后修改ｖｅｒｓｉｏｎ的ｖａｌｕｅ属性就可以</text:span></text:p>
      <text:p text:style-name="P13"><text:tab/><text:tab/><text:span text:style-name="T15">３．ＬｉｔｅＰａｌ有一个优点就是可以帮我们自动的保存上一个版本的所有的数据，也就是<text:tab/><text:tab/>说我们的更新的数据是ａｐｐｅｎｄ上去的</text:span></text:p>
      <text:p text:style-name="P13"><text:tab/><text:span text:style-name="T16">５．书写类：</text:span></text:p>
      <text:p text:style-name="P13"><text:tab/><text:tab/><text:span text:style-name="T16">１．我们的类必须继承自Ｄａｔａｓｕｐｐｏｒｔ</text:span></text:p>
      <text:p text:style-name="P13"><text:tab/><text:tab/><text:span text:style-name="T16">２．写清楚属性（二维表的属性），以及对应的ｇｅｔｔｅｒ和ｓｅｔｔｅｒ方法</text:span></text:p>
      <text:p text:style-name="P13"><text:tab/><text:span text:style-name="T22">6．操作：</text:span></text:p>
      <text:p text:style-name="P13"><text:tab/><text:tab/><text:span text:style-name="T18">１．直接重新的ｓｅｔ后ｓａｖｅ就可以实现更新</text:span></text:p>
      <text:p text:style-name="P14"><text:tab/><text:tab/><text:span text:style-name="T18">２．插入数据＋更新数据：</text:span></text:p>
      <text:p text:style-name="P18"><text:tab/><text:tab/>添加数据：</text:p>
      <text:p text:style-name="P15"><text:tab/><text:tab/><text:tab/>新建一个类的实例<text:span text:style-name="T17">，然后调用相应的属性的ｓｅｔ方法进行初始化之后ｓａｖｅ一下就好，<text:tab/><text:tab/><text:tab/>这个ｓａｖｅ函数继承自Ｄａｔａｓｕｐｐｏｒｔ</text:span></text:p>
      <text:p text:style-name="P19"><text:tab/><text:tab/>更新数据：<text:tab/><text:tab/></text:p>
      <text:p text:style-name="P19"><text:tab/><text:tab/><text:tab/>新建对象，将要更新的属性进行ｓｅｔ初始化后利用对象实例的ｕｐｄａｔｅａｌｌ函数<text:tab/><text:tab/>对二维表的所有的数据进行筛选，我们对筛选后的所有的数据都进行更新操作，如果没<text:tab/><text:tab/><text:tab/>有制定，默认更新所有的数据</text:p>
      <text:p text:style-name="P16"><text:tab/><text:tab/>注意我们的所有的ｊａｖａ数据都有默认值<text:span text:style-name="T19">，我们更新的时候不可以用上述的方法更新成默认<text:tab/><text:tab/>值，但是我们可以采用ｓｅｔｔｏｄｅｆａｕｌｔ方法实现，参数是字符串，字符串的内容<text:tab/><text:tab/>是我们的类的属性名</text:span></text:p>
      <text:p text:style-name="P13"><text:tab/><text:tab/><text:span text:style-name="T20">３．删除数据：</text:span></text:p>
      <text:p text:style-name="P13"><text:tab/><text:tab/>Ｄａｔａｓｕｐｐｏｒｔ方法的ｄｅｌｅｔｅａｌｌ函数参数是<text:span text:style-name="T20">：</text:span></text:p>
      <text:p text:style-name="P13"><text:tab/><text:tab/><text:tab/>二维表的名称.<text:span text:style-name="T20">class</text:span></text:p>
      <text:p text:style-name="P13"><text:tab/><text:tab/><text:tab/>筛选的语句<text:span text:style-name="T20">（占２个参数）</text:span></text:p>
      <text:p text:style-name="P17"><text:soft-page-break/><text:tab/><text:tab/><text:span text:style-name="T21">４．查询：</text:span></text:p>
      <text:p text:style-name="P17"><text:tab/><text:tab/><text:tab/>Ｄａｔａｓｕｐｐｏｒｔ.ｆｉｎｄａｌｌ<text:span text:style-name="T23">(二维表名称.ｃｌａｓｓ)返回一个ｌｉｓｔ对象</text:span></text:p>
      <text:p text:style-name="P17"><text:tab/><text:tab/><text:tab/>ｆｉｎｄｆｉｒｓｔ</text:p>
      <text:p text:style-name="P17"><text:tab/><text:tab/><text:tab/>ｆｉｎｄｌａｓｔ</text:p>
      <text:p text:style-name="P17"><text:tab/><text:tab/><text:tab/><text:tab/><text:span text:style-name="T24">１．</text:span><text:tab/><text:tab/>ｓｅｌｅｃｔ<text:span text:style-name="T23">(属性表（字符串类型）).ｆｉｎｄ()　－　筛选列</text:span></text:p>
      <text:p text:style-name="P17"><text:tab/><text:tab/><text:tab/><text:tab/><text:span text:style-name="T24">２．</text:span><text:tab/><text:tab/>ｗｈｅｒｅ<text:span text:style-name="T23">(筛选语句).ｆｉｎｄ()　－　筛选行</text:span></text:p>
      <text:p text:style-name="P17"><text:tab/><text:tab/><text:tab/><text:tab/><text:span text:style-name="T24">３．</text:span><text:tab/><text:tab/>ｏｒｄｅｒ<text:span text:style-name="T23">(“属性名　ｄｅｓｃ”).ｆｉｎｄ()　－　ｄｅｓｃ降序，默<text:tab/><text:tab/><text:tab/><text:tab/><text:tab/><text:tab/><text:tab/>认升序</text:span></text:p>
      <text:p text:style-name="P13"><text:tab/><text:tab/><text:tab/><text:tab/><text:span text:style-name="T24">４．</text:span><text:tab/><text:tab/>ｌｉｍｉｔ<text:span text:style-name="T23">(ｉｎｔ) – 限定顺序查找数量</text:span></text:p>
      <text:p text:style-name="P13"><text:tab/><text:tab/><text:tab/><text:tab/><text:span text:style-name="T24">５．<text:tab/><text:tab/></text:span>ｏｆｆｓｅｔ<text:span text:style-name="T23">(ｉｎｔ) -　锁定查找二维表的位置</text:span></text:p>
      <text:p text:style-name="P13"><text:tab/><text:tab/>以上的<text:span text:style-name="T24">１－５点可以混合使用最后加上ｆｉｎｄ(二维表的名称)来高效查询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5:42:44.891933916</meta:creation-date>
    <meta:generator>LibreOffice/5.1.4.2$Linux_X86_64 LibreOffice_project/10m0$Build-2</meta:generator>
    <dc:date>2017-03-24T21:17:35.321863679</dc:date>
    <meta:editing-duration>PT1H14M34S</meta:editing-duration>
    <meta:editing-cycles>37</meta:editing-cycles>
    <meta:document-statistic meta:table-count="0" meta:image-count="0" meta:object-count="0" meta:page-count="5" meta:paragraph-count="92" meta:word-count="2523" meta:character-count="2906" meta:non-whitespace-character-count="2674"/>
  </office:meta>
</office:document-meta>
</file>